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4.3634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2.8945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DM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9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CD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10-15DK</text:p>
          </table:table-cell>
          <table:table-cell office:value-type="string" calcext:value-type="string">
            <text:p>RAC10-12DK</text:p>
          </table:table-cell>
          <table:table-cell office:value-type="string" calcext:value-type="string">
            <text:p>klp:RAC10</text:p>
          </table:table-cell>
          <table:table-cell office:value-type="string" calcext:value-type="string">
            <text:p>Recom AC/DC converter 10W</text:p>
          </table:table-cell>
          <table:table-cell table:style-name="Default"/>
          <table:table-cell table:style-name="ce12" office:value-type="string" calcext:value-type="string">
            <text:p>919-RAC10-05SK/277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D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10-05SK/277</text:p>
          </table:table-cell>
          <table:table-cell office:value-type="string" calcext:value-type="string">
            <text:p>RAC10-12DK</text:p>
          </table:table-cell>
          <table:table-cell office:value-type="string" calcext:value-type="string">
            <text:p>klp:RAC10</text:p>
          </table:table-cell>
          <table:table-cell office:value-type="string" calcext:value-type="string">
            <text:p>Recom AC/DC converter 10W</text:p>
          </table:table-cell>
          <table:table-cell table:style-name="Default"/>
          <table:table-cell table:style-name="ce30" office:value-type="string" calcext:value-type="string">
            <text:p>919-RAC10-15DK/277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, C2, C9, C10, C15, C16, C17, C19, C20, C21, C23, C25, C26, C27, C29, C40, C41, C42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1, C12, C30, C31, C3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13, C14, C3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V16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 Y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3.0mm_W4.0mm_P10.00mm_FKS3_FKP3_MKS4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1, D11, D12, D13, D16, D1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AT754S</text:p>
          </table:table-cell>
          <table:table-cell office:value-type="string" calcext:value-type="string">
            <text:p>klp:SOT-23-handsolder</text:p>
          </table:table-cell>
          <table:table-cell office:value-type="string" calcext:value-type="string">
            <text:p>Dual schottky barrier diode, in series, SOT-323</text:p>
          </table:table-cell>
          <table:table-cell table:style-name="Default"/>
          <table:table-cell table:style-name="ce30" office:value-type="string" calcext:value-type="string">
            <text:p>771-BAT754-T/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KD6001</text:p>
          </table:table-cell>
          <table:table-cell office:value-type="string" calcext:value-type="string">
            <text:p>Central_Semi_CMKD6001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Ultra low leakage switching diode array 3 independent</text:p>
          </table:table-cell>
          <table:table-cell table:style-name="ce19" office:value-type="string" calcext:value-type="string">
            <text:p>1514-CMKD6001TRPBFREE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6, D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T30DQ60K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ckage_TO_SOT_THT:TO-220-2_Vertical</text:p>
          </table:table-cell>
          <table:table-cell office:value-type="string" calcext:value-type="string">
            <text:p>Diode</text:p>
          </table:table-cell>
          <table:table-cell table:style-name="ce30" office:value-type="string" calcext:value-type="string">
            <text:p>494-APT30DQ60KG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8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, filled shap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SMC6.8A</text:p>
          </table:table-cell>
          <table:table-cell office:value-type="string" calcext:value-type="string">
            <text:p>Z3SMCxxx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3000mW Zener Diode, SMC(DO-214AB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CL05H100SBE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klp:PTCCL05H100SBE</text:p>
          </table:table-cell>
          <table:table-cell office:value-type="string" calcext:value-type="string">
            <text:p>Resettable fuse, polymeric positive temperature coefficient</text:p>
          </table:table-cell>
          <table:table-cell table:style-name="Default" office:value-type="string" calcext:value-type="string">
            <text:p>BC3368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F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Fus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1, J2, J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1</text:p>
          </table:table-cell>
          <table:table-cell office:value-type="string" calcext:value-type="string">
            <text:p>klp:bananajack-5p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hoenix_MSTB:PhoenixContact_MSTBVA_2,5_4-G_1x04_P5.00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ed header 6p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6, J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xed header 2x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0_Odd_Even</text:p>
          </table:table-cell>
          <table:table-cell office:value-type="string" calcext:value-type="string">
            <text:p>Connector_IDC:IDC-Header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hoenix_MSTB:PhoenixContact_MSTBVA_2,5_2-G_1x02_P5.00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K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to 9104-05-10</text:p>
          </table:table-cell>
          <table:table-cell office:value-type="string" calcext:value-type="string">
            <text:p>Coto_9104-05-10_SIL_reedrelay</text:p>
          </table:table-cell>
          <table:table-cell office:value-type="string" calcext:value-type="string">
            <text:p>klp:Relay_SPST_Coto_9104_SIL</text:p>
          </table:table-cell>
          <table:table-cell office:value-type="string" calcext:value-type="string">
            <text:p>Coto_9104-05-10_SIL reed relay, SPST, Closing Contact</text:p>
          </table:table-cell>
          <table:table-cell table:style-name="ce29" office:value-type="string" calcext:value-type="string">
            <text:p>306-1193-ND</text:p>
          </table:table-cell>
          <table:table-cell table:style-name="Default"/>
          <table:table-cell table:style-name="ce29"/>
          <table:table-cell table:style-name="Default" table:number-columns-repeated="2"/>
        </table:table-row>
        <table:table-row table:style-name="ro1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1966module</text:p>
          </table:table-cell>
          <table:table-cell office:value-type="string" calcext:value-type="string">
            <text:p>klp:ltc1966module</text:p>
          </table:table-cell>
          <table:table-cell office:value-type="string" calcext:value-type="string">
            <text:p>true RMS converter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S1256module</text:p>
          </table:table-cell>
          <table:table-cell office:value-type="string" calcext:value-type="string">
            <text:p>klp:ADS1256modu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Q1, Q2, Q3, Q4, Q5, Q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FB7437PbF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N-MOSFET transistor, gate/drain/sourc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Q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1, R2, R3, R4, R5, R6, R9, R12, R15, R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TNPW12062M00BEE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7, R10, R13, R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A140961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8, R11, R14, R17, R30, R3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A140952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19, R67, R7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0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0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2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2, R37, R38, R47, R48, R7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2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P200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5, R28, R36, R66, R72, R74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82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76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lp:2818kelvin</text:p>
          </table:table-cell>
          <table:table-cell office:value-type="string" calcext:value-type="string">
            <text:p>Resistor</text:p>
          </table:table-cell>
          <table:table-cell table:style-name="ce29" office:value-type="string" calcext:value-type="string">
            <text:p>541-3272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31, R32, R33, R3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39, R40, R41, R42, R63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43, R44, R45, R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 1% 1206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49, R50, R54, R57, R61, R6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19" office:value-type="string" calcext:value-type="string">
            <text:p>P1.5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51, R55, R56, R6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.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9.0K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4, R7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+100k</text:p>
          </table:table-cell>
          <table:table-cell office:value-type="string" calcext:value-type="string">
            <text:p>matched_dualR</text:p>
          </table:table-cell>
          <table:table-cell office:value-type="string" calcext:value-type="string">
            <text:p>Package_TO_SOT_SMD:SOT-23</text:p>
          </table:table-cell>
          <table:table-cell/>
          <table:table-cell table:style-name="Default"/>
          <table:table-cell table:style-name="ce31" office:value-type="string" calcext:value-type="string">
            <text:p>71-MPMT2003AT1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P1MDACT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6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style-name="ce20" office:value-type="string" calcext:value-type="string">
            <text:p>749-1744-1-N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Single Pole Single Throw (SPST) switch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H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_THT:R_Axial_DIN0204_L3.6mm_D1.6mm_P2.54mm_Vertical</text:p>
          </table:table-cell>
          <table:table-cell office:value-type="string" calcext:value-type="string">
            <text:p>Temperature dependent resistor, negative temperature coefficient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TP1, TP2, TP3, TP4, TP5, TP6, TP7, TP8, TP9, TP10, TP11, TP12, TP13, TP14, TP15, TP16, TP17, TP18, TP19, TP20, TP21, TP22, TP23, TP24, TP30, TP31, TP32, TP33, TP34, TP35, TP36, TP37, TP38, TP39, TP40, TP41, TP42, 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, U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DG1414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octal analog +-15V switch SPI</text:p>
          </table:table-cell>
          <table:table-cell table:style-name="Default"/>
          <table:table-cell table:style-name="ce30" office:value-type="string" calcext:value-type="string">
            <text:p>584-ADG1414BRUZ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2, U10, U11, U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PA2182ID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dual zero offset opamp 36V</text:p>
          </table:table-cell>
          <table:table-cell table:style-name="Default"/>
          <table:table-cell table:style-name="ce30" office:value-type="string" calcext:value-type="string">
            <text:p>595-OPA2182IDR 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D31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3 channel low side FET driver</text:p>
          </table:table-cell>
          <table:table-cell table:style-name="Default"/>
          <table:table-cell table:style-name="ce29" office:value-type="string" calcext:value-type="string">
            <text:p>497-6756-5-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3</text:p>
          </table:table-cell>
          <table:table-cell office:value-type="string" calcext:value-type="string">
            <text:p>INA210</text:p>
          </table:table-cell>
          <table:table-cell office:value-type="string" calcext:value-type="string">
            <text:p>klp:Texas_R_PDSO-G6</text:p>
          </table:table-cell>
          <table:table-cell office:value-type="string" calcext:value-type="string">
            <text:p>current sens amplifier</text:p>
          </table:table-cell>
          <table:table-cell table:style-name="Default"/>
          <table:table-cell table:style-name="ce19" office:value-type="string" calcext:value-type="string">
            <text:p>296-26072-1-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2_SO8</text:p>
          </table:table-cell>
          <table:table-cell office:value-type="string" calcext:value-type="string">
            <text:p>MC78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ositive 100mA 30V Linear Regulator, Fixed Output 5V, SO-8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9L12_SO8</text:p>
          </table:table-cell>
          <table:table-cell office:value-type="string" calcext:value-type="string">
            <text:p>L79L05_SO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Negative 100mA -30V Linear Regulator, Fixed Output -5V, SO-8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1A Low drop-out regulator, Fixed Output 3.3V, TO-252 (DPAK)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Quad Differential Comparators, DIP-14/SOIC-14/SSOP-1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U1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</text:p>
          </table:table-cell>
          <table:table-cell office:value-type="string" calcext:value-type="string">
            <text:p>ESP32:ESP32-WROOM</text:p>
          </table:table-cell>
          <table:table-cell/>
          <table:table-cell table:style-name="Default"/>
          <table:table-cell table:style-name="ce14" office:value-type="string" calcext:value-type="string">
            <text:p>356-ESP32WRM32E128PH </text:p>
          </table:table-cell>
          <table:table-cell/>
          <table:table-cell table:style-name="Default" table:number-columns-repeated="2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MM.H8:DMM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lb" number:country="LU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b" number:country="LU">€</number:currency-symbol>
      <style:map style:condition="value()&gt;=0" style:apply-style-name="N124P0"/>
    </number:currency-style>
    <number:currency-style style:name="N126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3:06:43.596011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7T13:35:47.313955755</dc:date>
    <meta:editing-duration>PT6H7M6S</meta:editing-duration>
    <meta:editing-cycles>26</meta:editing-cycles>
    <meta:generator>LibreOffice/6.4.6.2$Linux_X86_64 LibreOffice_project/40$Build-2</meta:generator>
    <meta:document-statistic meta:table-count="1" meta:cell-count="401" meta:object-count="0"/>
  </office:meta>
</office:document-meta>
</file>